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gradient" draw:fill-gradient-name="a7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gradient" draw:fill-gradient-name="a6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gradient" draw:fill-gradient-name="a6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gradient" draw:fill-gradient-name="a6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gradient" draw:fill-gradient-name="a6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gradient" draw:fill-gradient-name="a6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gradient" draw:fill-gradient-name="a6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27" draw:master-page-name="Master1-Layout1-title-Title-Slide" presentation:presentation-page-layout-name="Master1-PPL1" draw:id="Slide-256">
        <draw:frame draw:id="id145" presentation:style-name="a631" draw:name="Title 1" svg:x="1.91493in" svg:y="1.42256in" svg:width="9.50347in" svg:height="2.74411in" presentation:class="title" presentation:placeholder="false">
          <draw:text-box>
            <text:p text:style-name="a630" text:class-names="" text:cond-style-name=""><text:span text:style-name="a628" text:class-names="">River dart investigation</text:span><text:span text:style-name="a629" text:class-names=""/></text:p>
          </draw:text-box>
          <svg:title/>
          <svg:desc/>
        </draw:frame>
        <draw:frame draw:id="id146" presentation:style-name="a632" draw:name="Subtitle 2" svg:x="1.91493in" svg:y="4.25in" svg:width="9.50347in" svg:height="1.5in" presentation:class="subtitle" presentation:placeholder="true">
          <draw:text-box/>
          <svg:title/>
          <svg:desc/>
        </draw:frame>
      </draw:page>
      <draw:page draw:name="Slide3" draw:style-name="a634" draw:master-page-name="Master1-Layout3-secHead-Section-Header" presentation:presentation-page-layout-name="Master1-PPL3" draw:id="Slide-258">
        <draw:frame draw:id="id147" presentation:style-name="a638" draw:name="Title 1" svg:x="0.99932in" svg:y="0.90613in" svg:width="11.32081in" svg:height="2.99302in" presentation:class="title" presentation:placeholder="false">
          <draw:text-box>
            <text:p text:style-name="a637" text:class-names="" text:cond-style-name=""><text:span text:style-name="a635" text:class-names="">Does the velocity, width, depth and discharge decrease as the river moves downstream?</text:span><text:span text:style-name="a636" text:class-names=""/></text:p>
          </draw:text-box>
          <svg:title/>
          <svg:desc/>
        </draw:frame>
        <draw:frame draw:id="id148" presentation:style-name="a642" draw:name="Text Placeholder 2" svg:x="0.99932in" svg:y="3.99984in" svg:width="11.32081in" svg:height="1.49626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Question</text:span></text:p>
              </text:list-item>
            </text:list>
          </draw:text-box>
          <svg:title/>
          <svg:desc/>
        </draw:frame>
      </draw:page>
      <draw:page draw:name="Slide4" draw:style-name="a644" draw:master-page-name="Master1-Layout3-secHead-Section-Header" presentation:presentation-page-layout-name="Master1-PPL3" draw:id="Slide-259">
        <draw:frame draw:id="id149" presentation:style-name="a649" draw:name="Title 1" svg:x="0.99932in" svg:y="0.90613in" svg:width="11.32081in" svg:height="2.99302in" presentation:class="title" presentation:placeholder="false">
          <draw:text-box>
            <text:p text:style-name="a648" text:class-names="" text:cond-style-name=""><text:span text:style-name="a645" text:class-names="">Successfully measure the velocity, width, depth, and discharge of the River Dart in 3 different places, at Newbridge carpark, the River Dart country park, and at<text:s text:c="1"/></text:span><text:span text:style-name="a646" text:class-names="">Dartmeet</text:span><text:span text:style-name="a647" text:class-names="">.</text:span></text:p>
          </draw:text-box>
          <svg:title/>
          <svg:desc/>
        </draw:frame>
        <draw:frame draw:id="id150" presentation:style-name="a656" draw:name="Text Placeholder 2" svg:x="0.99932in" svg:y="3.99984in" svg:width="11.32081in" svg:height="1.49626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Objective of the study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2" draw:style-name="a658" draw:master-page-name="Master1-Layout2-obj-Title-and-Content" presentation:presentation-page-layout-name="Master1-PPL2" draw:id="Slide-257">
        <draw:frame draw:id="id151" presentation:style-name="a661" draw:name="Title 1" svg:x="0.99932in" svg:y="0.67642in" svg:width="11.3347in" svg:height="1.7456in" presentation:class="title" presentation:placeholder="false">
          <draw:text-box>
            <text:p text:style-name="a660" text:class-names="" text:cond-style-name=""><text:span text:style-name="a659" text:class-names="">Data collection methods</text:span></text:p>
          </draw:text-box>
          <svg:title/>
          <svg:desc/>
        </draw:frame>
        <draw:frame draw:id="id152" presentation:style-name="a676" draw:name="Content Placeholder 2" svg:x="0.99932in" svg:y="2.58868in" svg:width="11.33402in" svg:height="3.74465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2" text:class-names="">velocity<text:s text:c="1"/></text:span><text:span text:style-name="a663" text:class-names="">meter<text:s text:c="1"/></text:span><text:span text:style-name="a664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7" text:class-names="">measuring tape</text:span><text:span text:style-name="a668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1" text:class-names="">metre</text:span><text:span text:style-name="a672" text:class-names=""><text:s text:c="1"/>sticks</text:span><text:span text:style-name="a673" text:class-names=""/></text:p>
              </text:list-item>
            </text:list>
          </draw:text-box>
          <svg:title/>
          <svg:desc/>
        </draw:frame>
      </draw:page>
      <draw:page draw:name="Slide5" draw:style-name="a678" draw:master-page-name="Master1-Layout2-obj-Title-and-Content" presentation:presentation-page-layout-name="Master1-PPL2" draw:id="Slide-260">
        <draw:frame draw:id="id153" presentation:style-name="a681" draw:name="Title 1" svg:x="0.99932in" svg:y="0.67642in" svg:width="11.3347in" svg:height="1.7456in" presentation:class="title" presentation:placeholder="false">
          <draw:text-box>
            <text:p text:style-name="a680" text:class-names="" text:cond-style-name=""><text:span text:style-name="a679" text:class-names="">Health and Safety</text:span></text:p>
          </draw:text-box>
          <svg:title/>
          <svg:desc/>
        </draw:frame>
        <draw:frame draw:id="id154" presentation:style-name="a695" draw:name="Content Placeholder 2" svg:x="0.99932in" svg:y="2.58868in" svg:width="11.33402in" svg:height="3.74465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2" text:class-names="">welly<text:s text:c="1"/></text:span><text:span text:style-name="a683" text:class-names="">boots<text:s text:c="1"/></text:span><text:span text:style-name="a684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87" text:class-names="">DO</text:span><text:span text:style-name="a688" text:class-names=""><text:s text:c="1"/></text:span><text:span text:style-name="a689" text:class-names="">NOT</text:span><text:span text:style-name="a690" text:class-names=""><text:s text:c="1"/></text:span><text:span text:style-name="a691" text:class-names="">cut<text:s text:c="1"/></text:span><text:span text:style-name="a692" text:class-names="">anyone.</text:span></text:p>
              </text:list-item>
            </text:list>
          </draw:text-box>
          <svg:title/>
          <svg:desc/>
        </draw:frame>
      </draw:page>
      <draw:page draw:name="Slide6" draw:style-name="a697" draw:master-page-name="Master1-Layout2-obj-Title-and-Content" presentation:presentation-page-layout-name="Master1-PPL2" draw:id="Slide-261">
        <draw:frame draw:id="id155" presentation:style-name="a705" draw:name="Title 1" svg:x="0.99932in" svg:y="0.67642in" svg:width="11.3347in" svg:height="1.7456in" presentation:class="title" presentation:placeholder="false">
          <draw:text-box>
            <text:p text:style-name="a704" text:class-names="" text:cond-style-name=""><text:span text:style-name="a698" text:class-names="">Choosing</text:span><text:span text:style-name="a699" text:class-names=""><text:s text:c="1"/></text:span><text:span text:style-name="a700" text:class-names="">a</text:span><text:span text:style-name="a701" text:class-names=""><text:s text:c="1"/></text:span><text:span text:style-name="a702" text:class-names="">locatio</text:span><text:span text:style-name="a703" text:class-names="">n</text:span></text:p>
          </draw:text-box>
          <svg:title/>
          <svg:desc/>
        </draw:frame>
        <draw:frame draw:id="id156" presentation:style-name="a722" draw:name="Content Placeholder 2" svg:x="0.99932in" svg:y="2.58868in" svg:width="11.33402in" svg:height="3.74465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Private land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Fences</text:span></text:p>
              </text:list-item>
            </text:list>
            <text:list text:style-name="a717">
              <text:list-item>
                <text:p text:style-name="a716" text:class-names="" text:cond-style-name=""><text:span text:style-name="a712" text:class-names="">Not</text:span><text:span text:style-name="a713" text:class-names=""><text:s text:c="1"/></text:span><text:span text:style-name="a714" text:class-names="">too deep</text:span><text:span text:style-name="a715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8" text:class-names="">Not too fast</text:span><text:span text:style-name="a719" text:class-names=""/></text:p>
              </text:list-item>
            </text:list>
          </draw:text-box>
          <svg:title/>
          <svg:desc/>
        </draw:frame>
      </draw:page>
      <draw:page draw:name="Slide7" draw:style-name="a724" draw:master-page-name="Master1-Layout2-obj-Title-and-Content" presentation:presentation-page-layout-name="Master1-PPL2" draw:id="Slide-262">
        <draw:frame draw:id="id157" presentation:style-name="a728" draw:name="Title 1" svg:x="0.99932in" svg:y="0.67642in" svg:width="11.3347in" svg:height="1.7456in" presentation:class="title" presentation:placeholder="false">
          <draw:text-box>
            <text:p text:style-name="a727" text:class-names="" text:cond-style-name=""><text:span text:style-name="a725" text:class-names="">Locations chosen</text:span><text:span text:style-name="a726" text:class-names=""/></text:p>
          </draw:text-box>
          <svg:title/>
          <svg:desc/>
        </draw:frame>
        <draw:frame draw:id="id158" presentation:style-name="a745" draw:name="Content Placeholder 2" svg:x="0.99932in" svg:y="2.58868in" svg:width="11.33402in" svg:height="3.74465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29" text:class-names="">Dartmeet</text:span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Newbridge car park</text:span></text:p>
              </text:list-item>
            </text:list>
            <text:list text:style-name="a744">
              <text:list-item>
                <text:p text:style-name="a743" text:class-names="" text:cond-style-name=""><text:span text:style-name="a736" text:class-names="">River<text:s text:c="1"/></text:span><text:span text:style-name="a737" text:class-names="">dart</text:span><text:span text:style-name="a738" text:class-names=""><text:s text:c="1"/></text:span><text:span text:style-name="a739" text:class-names="">country</text:span><text:span text:style-name="a740" text:class-names=""><text:s text:c="1"/></text:span><text:span text:style-name="a741" text:class-names="">par</text:span><text:span text:style-name="a742" text:class-names="">k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2fa3ee" draw:opacity="100%" draw:stroke="solid" svg:stroke-width="0.01736in" svg:stroke-color="#2077af" svg:stroke-opacity="100%" svg:stroke-linecap="butt"/>
    </style:default-style>
    <draw:gradient draw:name="a633" draw:style="linear" draw:angle="0" draw:start-color="#ffffff" draw:end-color="#b8b8b8" draw:start-intensity="100%" draw:end-intensity="100%"/>
    <draw:gradient draw:name="a370" draw:style="linear" draw:angle="0" draw:start-color="#ffffff" draw:end-color="#b8b8b8" draw:start-intensity="100%" draw:end-intensity="100%"/>
    <draw:gradient draw:name="a496" draw:style="linear" draw:angle="0" draw:start-color="#ffffff" draw:end-color="#b8b8b8" draw:start-intensity="100%" draw:end-intensity="100%"/>
    <draw:gradient draw:name="a60" draw:style="linear" draw:angle="0" draw:start-color="#ffffff" draw:end-color="#b8b8b8" draw:start-intensity="100%" draw:end-intensity="100%"/>
    <draw:gradient draw:name="a677" draw:style="linear" draw:angle="0" draw:start-color="#ffffff" draw:end-color="#b8b8b8" draw:start-intensity="100%" draw:end-intensity="100%"/>
    <draw:gradient draw:name="a552" draw:style="linear" draw:angle="0" draw:start-color="#ffffff" draw:end-color="#b8b8b8" draw:start-intensity="100%" draw:end-intensity="100%"/>
    <draw:gradient draw:name="a626" draw:style="linear" draw:angle="0" draw:start-color="#ffffff" draw:end-color="#b8b8b8" draw:start-intensity="100%" draw:end-intensity="100%"/>
    <draw:gradient draw:name="a257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175" draw:style="linear" draw:angle="0" draw:start-color="#ffffff" draw:end-color="#b8b8b8" draw:start-intensity="100%" draw:end-intensity="100%"/>
    <draw:gradient draw:name="a97" draw:style="linear" draw:angle="0" draw:start-color="#ffffff" draw:end-color="#b8b8b8" draw:start-intensity="100%" draw:end-intensity="100%"/>
    <draw:gradient draw:name="a314" draw:style="linear" draw:angle="0" draw:start-color="#ffffff" draw:end-color="#b8b8b8" draw:start-intensity="100%" draw:end-intensity="100%"/>
    <draw:gradient draw:name="a121" draw:style="linear" draw:angle="0" draw:start-color="#ffffff" draw:end-color="#b8b8b8" draw:start-intensity="100%" draw:end-intensity="100%"/>
    <draw:gradient draw:name="a723" draw:style="linear" draw:angle="0" draw:start-color="#ffffff" draw:end-color="#b8b8b8" draw:start-intensity="100%" draw:end-intensity="100%"/>
    <draw:gradient draw:name="a657" draw:style="linear" draw:angle="0" draw:start-color="#ffffff" draw:end-color="#b8b8b8" draw:start-intensity="100%" draw:end-intensity="100%"/>
    <draw:gradient draw:name="a589" draw:style="linear" draw:angle="0" draw:start-color="#ffffff" draw:end-color="#b8b8b8" draw:start-intensity="100%" draw:end-intensity="100%"/>
    <draw:gradient draw:name="a394" draw:style="linear" draw:angle="0" draw:start-color="#ffffff" draw:end-color="#b8b8b8" draw:start-intensity="100%" draw:end-intensity="100%"/>
    <draw:gradient draw:name="a696" draw:style="linear" draw:angle="0" draw:start-color="#ffffff" draw:end-color="#b8b8b8" draw:start-intensity="100%" draw:end-intensity="100%"/>
    <draw:gradient draw:name="a428" draw:style="linear" draw:angle="0" draw:start-color="#ffffff" draw:end-color="#b8b8b8" draw:start-intensity="100%" draw:end-intensity="100%"/>
    <draw:gradient draw:name="a273" draw:style="linear" draw:angle="0" draw:start-color="#ffffff" draw:end-color="#b8b8b8" draw:start-intensity="100%" draw:end-intensity="100%"/>
    <draw:gradient draw:name="a643" draw:style="linear" draw:angle="0" draw:start-color="#ffffff" draw:end-color="#b8b8b8" draw:start-intensity="100%" draw:end-intensity="100%"/>
    <draw:gradient draw:name="a342" draw:style="linear" draw:angle="0" draw:start-color="#ffffff" draw:end-color="#b8b8b8" draw:start-intensity="100%" draw:end-intensity="100%"/>
    <draw:gradient draw:name="a237" draw:style="linear" draw:angle="0" draw:start-color="#ffffff" draw:end-color="#b8b8b8" draw:start-intensity="100%" draw:end-intensity="100%"/>
    <draw:gradient draw:name="a452" draw:style="linear" draw:angle="0" draw:start-color="#ffffff" draw:end-color="#b8b8b8" draw:start-intensity="100%" draw:end-intensity="100%"/>
    <draw:gradient draw:name="a36" draw:style="linear" draw:angle="0" draw:start-color="#ffffff" draw:end-color="#b8b8b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gradient" draw:fill-gradient-name="a3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in)" draw:stroke="none" draw:image-opacity="100%"/>
    </style:style>
    <style:style style:family="graphic" style:name="a317" style:parent-style-name="Graphics">
      <style:graphic-properties draw:fill="none" draw:stroke="non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" style:parent-style-name="Graphics">
      <style:graphic-properties draw:fill="none" draw:stroke="non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gradient" draw:fill-gradient-name="a4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fo:clip="rect(0in, 0in, 0in, 0in)" draw:stroke="none" draw:image-opacity="100%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">
      <style:drawing-page-properties draw:fill="gradient" draw:fill-gradient-name="a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0in, 0in, 0in)" draw:stroke="none" draw:image-opacity="100%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">
      <style:drawing-page-properties draw:fill="gradient" draw:fill-gradient-name="a1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gradient" draw:fill-gradient-name="a5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" style:parent-style-name="Graphics">
      <style:graphic-properties draw:fill="none" fo:clip="rect(0in, 0in, 0in, 0in)" draw:stroke="none" draw:image-opacity="100%"/>
    </style:style>
    <style:style style:family="graphic" style:name="a554" style:parent-style-name="Graphics">
      <style:graphic-properties draw:fill="none" fo:clip="rect(0in, 0in, 0in, 0in)" draw:stroke="none" draw:image-opacity="100%"/>
    </style:style>
    <style:style style:family="graphic" style:name="a124" style:parent-style-name="Graphics">
      <style:graphic-properties draw:fill="none" draw:stroke="none"/>
    </style:style>
    <style:style style:family="graphic" style:name="a555" style:parent-style-name="Graphics">
      <style:graphic-properties draw:fill="none" draw:stroke="none"/>
    </style:style>
    <style:style style:family="text" style:name="a1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gradient" draw:fill-gradient-name="a2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fo:clip="rect(0in, 0in, 0in, 0in)" draw:stroke="none" draw:image-opacity="100%"/>
    </style:style>
    <style:style style:family="drawing-page" style:name="a343">
      <style:drawing-page-properties draw:fill="gradient" draw:fill-gradient-name="a3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fo:clip="rect(0in, 0in, 0in, 0in)" draw:stroke="none" draw:image-opacity="100%"/>
    </style:style>
    <style:style style:family="graphic" style:name="a345" style:parent-style-name="Graphics">
      <style:graphic-properties draw:fill="none" draw:stroke="none"/>
    </style:style>
    <style:style style:family="text" style:name="a3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gradient" draw:fill-gradient-name="a4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4" style:parent-style-name="Graphics">
      <style:graphic-properties draw:fill="none" fo:clip="rect(0in, 0in, 0in, 0in)" draw:stroke="none" draw:image-opacity="100%"/>
    </style:style>
    <style:style style:family="graphic" style:name="a455" style:parent-style-name="Graphics">
      <style:graphic-properties draw:fill="none" draw:stroke="none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draw:stroke="none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gradient" draw:fill-gradient-name="a2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in, 0in, 0in, 0in)" draw:stroke="none" draw:image-opacity="100%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 style:parent-style-name="Graphics">
      <style:graphic-properties draw:fill="none" draw:stroke="none"/>
    </style:style>
    <style:style style:family="text" style:name="a1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gradient" draw:fill-gradient-name="a3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image-opacity="100%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gradient" draw:fill-gradient-name="a5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fo:clip="rect(0in, 0in, 0in, 0in)" draw:stroke="none" draw:image-opacity="100%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 style:parent-style-name="Graphics">
      <style:graphic-properties draw:fill="none" draw:stroke="non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gradient" draw:fill-gradient-name="a2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5" style:parent-style-name="Graphics">
      <style:graphic-properties draw:fill="none" fo:clip="rect(0in, 0in, 0in, 0in)" draw:stroke="none" draw:image-opacity="100%"/>
    </style:style>
    <style:style style:family="graphic" style:name="a276" style:parent-style-name="Graphics">
      <style:graphic-properties draw:fill="none" draw:stroke="none"/>
    </style:style>
    <style:style style:family="text" style:name="a2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gradient" draw:fill-gradient-name="a4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 style:parent-style-name="Graphics">
      <style:graphic-properties draw:fill="none" fo:clip="rect(0in, 0in, 0in, 0in)" draw:stroke="none" draw:image-opacity="100%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 style:parent-style-name="Graphics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gradient" draw:fill-gradient-name="a1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" style:parent-style-name="Graphics">
      <style:graphic-properties draw:fill="none" fo:clip="rect(0in, 0in, 0in, 0in)" draw:stroke="none" draw:image-opacity="100%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" style:parent-style-name="Graphics">
      <style:graphic-properties draw:fill="none" draw:stroke="none"/>
    </style:style>
    <style:style style:family="text" style:name="a1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gradient" draw:fill-gradient-name="a3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fo:clip="rect(0in, 0in, 0in, 0in)" draw:stroke="none" draw:image-opacity="100%"/>
    </style:style>
    <style:style style:family="graphic" style:name="a397" style:parent-style-name="Graphics">
      <style:graphic-properties draw:fill="none" draw:stroke="none"/>
    </style:style>
    <style:style style:family="text" style:name="a3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in, 0in, 0in, 0in)" draw:stroke="none" draw:image-opacity="100%"/>
    </style:style>
    <style:style style:family="graphic" style:name="a39" style:parent-style-name="Graphics">
      <style:graphic-properties draw:fill="none" draw:stroke="none"/>
    </style:style>
    <style:style style:family="text" style:name="a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paragraph" style:name="a6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">
      <style:drawing-page-properties draw:fill="gradient" draw:fill-gradient-name="a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fo:clip="rect(0in, 0in, 0in, 0in)" draw:stroke="none" draw:image-opacity="100%"/>
    </style:style>
    <style:style style:family="paragraph" style:name="a40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 style:parent-style-name="Graphics">
      <style:graphic-properties draw:fill="none" draw:stroke="none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1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4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99932in" svg:y="0.67642in" svg:width="11.3347in" svg:height="1.7456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2" presentation:style-name="a23" draw:name="Text Placeholder 2" svg:x="0.99932in" svg:y="2.58868in" svg:width="11.3347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8.39757in" svg:y="6.43403in" svg:width="3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4" presentation:style-name="a31" draw:name="Footer Placeholder 4" svg:x="0.99932in" svg:y="6.43403in" svg:width="7.29756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5" draw:name="Slide Number Placeholder 5" svg:x="11.49826in" svg:y="6.43403in" svg:width="0.83576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6" draw:layer="Master1-bg" draw:style-name="a38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7" draw:style-name="a39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Droplets-HD-Title-R1d.png</svg:desc>
      </draw:frame>
      <draw:frame draw:id="id8" presentation:style-name="a43" draw:name="Title 1" svg:x="1.91493in" svg:y="1.42256in" svg:width="9.50347in" svg:height="2.74411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9" presentation:style-name="a47" draw:name="Subtitle 2" svg:x="1.91493in" svg:y="4.25in" svg:width="9.50347in" svg:height="1.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0" presentation:style-name="a52" draw:name="Date Placeholder 3" svg:x="8.39757in" svg:y="6.43403in" svg:width="3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/></text:span><text:span text:style-name="a50" text:class-names=""/></text:p>
        </draw:text-box>
        <svg:title/>
        <svg:desc/>
      </draw:frame>
      <draw:frame draw:id="id11" presentation:style-name="a55" draw:name="Footer Placeholder 4" svg:x="0.99932in" svg:y="6.43403in" svg:width="7.29756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9" draw:name="Slide Number Placeholder 5" svg:x="11.49826in" svg:y="6.43403in" svg:width="0.83576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1">
      <draw:frame draw:id="id13" draw:layer="Master1-bg" draw:style-name="a6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4" draw:style-name="a63" draw:name="Picture 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5" presentation:style-name="a67" draw:name="Title 1" svg:x="0.99932in" svg:y="0.67642in" svg:width="11.3347in" svg:height="1.7456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6" presentation:style-name="a84" draw:name="Content Placeholder 2" svg:x="0.99932in" svg:y="2.58868in" svg:width="11.33402in" svg:height="3.744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Click to edit Master text styles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Second level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0" text:class-names="">Fifth level</text:span><text:span text:style-name="a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9" draw:name="Date Placeholder 3" svg:x="8.39757in" svg:y="6.43403in" svg:width="3in" svg:height="0.39931in" presentation:class="date-time" presentation:placeholder="false">
        <draw:text-box>
          <text:p text:style-name="a88" text:class-names="" text:cond-style-name=""><text:span text:style-name="a85" text:class-names=""><text:date text:fixed="false" style:data-style-name="a86"/></text:span><text:span text:style-name="a87" text:class-names=""/></text:p>
        </draw:text-box>
        <svg:title/>
        <svg:desc/>
      </draw:frame>
      <draw:frame draw:id="id18" presentation:style-name="a92" draw:name="Footer Placeholder 4" svg:x="0.99932in" svg:y="6.43403in" svg:width="7.29756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9" presentation:style-name="a96" draw:name="Slide Number Placeholder 5" svg:x="11.49826in" svg:y="6.43403in" svg:width="0.83576in" svg:height="0.39931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/></text:span><text:span text:style-name="a94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frame draw:id="id20" draw:layer="Master1-bg" draw:style-name="a99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21" draw:style-name="a100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22" presentation:style-name="a104" draw:name="Title 1" svg:x="0.99932in" svg:y="0.90613in" svg:width="11.32081in" svg:height="2.99302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3" presentation:style-name="a108" draw:name="Text Placeholder 2" svg:x="0.99932in" svg:y="3.99984in" svg:width="11.32081in" svg:height="1.49626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draw:frame draw:id="id24" presentation:style-name="a113" draw:name="Date Placeholder 3" svg:x="8.39757in" svg:y="6.43403in" svg:width="3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25" presentation:style-name="a116" draw:name="Footer Placeholder 4" svg:x="0.99932in" svg:y="6.43403in" svg:width="7.29756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6" presentation:style-name="a120" draw:name="Slide Number Placeholder 5" svg:x="11.49826in" svg:y="6.43403in" svg:width="0.83576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27" draw:layer="Master1-bg" draw:style-name="a123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28" draw:style-name="a124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29" presentation:style-name="a128" draw:name="Title 1" svg:x="0.99932in" svg:y="0.67642in" svg:width="11.3347in" svg:height="1.7456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30" presentation:style-name="a145" draw:name="Content Placeholder 2" svg:x="0.99932in" svg:y="2.58868in" svg:width="5.58402in" svg:height="3.744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62" draw:name="Content Placeholder 3" svg:x="6.75in" svg:y="2.58868in" svg:width="5.58333in" svg:height="3.74465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to 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Fifth level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7" draw:name="Date Placeholder 4" svg:x="8.39757in" svg:y="6.43403in" svg:width="3in" svg:height="0.39931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/></text:span><text:span text:style-name="a165" text:class-names=""/></text:p>
        </draw:text-box>
        <svg:title/>
        <svg:desc/>
      </draw:frame>
      <draw:frame draw:id="id33" presentation:style-name="a170" draw:name="Footer Placeholder 5" svg:x="0.99932in" svg:y="6.43403in" svg:width="7.29756in" svg:height="0.39931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4" presentation:style-name="a174" draw:name="Slide Number Placeholder 6" svg:x="11.49826in" svg:y="6.43403in" svg:width="0.83576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</style:master-page>
    <style:master-page style:name="Master1-Layout5-twoTxTwoObj-Comparison" style:page-layout-name="pageLayout1" draw:style-name="a176">
      <draw:frame draw:id="id35" draw:layer="Master1-bg" draw:style-name="a177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36" draw:style-name="a178" draw:name="Picture 14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37" presentation:style-name="a182" draw:name="Title 1" svg:x="0.99932in" svg:y="0.67642in" svg:width="11.3347in" svg:height="1.7456in" presentation:class="title" presentation:placeholder="false">
        <draw:text-box>
          <text:p text:style-name="a181" text:class-names="" text:cond-style-name=""><text:span text:style-name="a179" text:class-names="">Click to edit Master title style</text:span><text:span text:style-name="a180" text:class-names=""/></text:p>
        </draw:text-box>
        <svg:title/>
        <svg:desc/>
      </draw:frame>
      <draw:frame draw:id="id38" presentation:style-name="a186" draw:name="Text Placeholder 2" svg:x="1.25364in" svg:y="2.59298in" svg:width="5.3297in" svg:height="0.7436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39" presentation:style-name="a203" draw:name="Content Placeholder 3" svg:x="0.99932in" svg:y="3.33663in" svg:width="5.58402in" svg:height="2.9967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07" draw:name="Text Placeholder 4" svg:x="6.99521in" svg:y="2.59298in" svg:width="5.33881in" svg:height="0.7436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41" presentation:style-name="a224" draw:name="Content Placeholder 5" svg:x="6.75in" svg:y="3.33663in" svg:width="5.58333in" svg:height="2.9967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29" draw:name="Date Placeholder 6" svg:x="8.39757in" svg:y="6.43403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43" presentation:style-name="a232" draw:name="Footer Placeholder 7" svg:x="0.99932in" svg:y="6.43403in" svg:width="7.29756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4" presentation:style-name="a236" draw:name="Slide Number Placeholder 8" svg:x="11.49826in" svg:y="6.43403in" svg:width="0.83576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6-titleOnly-Title-Only" style:page-layout-name="pageLayout1" draw:style-name="a238">
      <draw:frame draw:id="id45" draw:layer="Master1-bg" draw:style-name="a239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46" draw:style-name="a240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47" presentation:style-name="a244" draw:name="Title 1" svg:x="0.99932in" svg:y="0.67642in" svg:width="11.3347in" svg:height="1.7456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48" presentation:style-name="a249" draw:name="Date Placeholder 2" svg:x="8.39757in" svg:y="6.43403in" svg:width="3in" svg:height="0.39931in" presentation:class="date-time" presentation:placeholder="false">
        <draw:text-box>
          <text:p text:style-name="a248" text:class-names="" text:cond-style-name=""><text:span text:style-name="a245" text:class-names=""><text:date text:fixed="false" style:data-style-name="a246"/></text:span><text:span text:style-name="a247" text:class-names=""/></text:p>
        </draw:text-box>
        <svg:title/>
        <svg:desc/>
      </draw:frame>
      <draw:frame draw:id="id49" presentation:style-name="a252" draw:name="Footer Placeholder 3" svg:x="0.99932in" svg:y="6.43403in" svg:width="7.29756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50" presentation:style-name="a256" draw:name="Slide Number Placeholder 4" svg:x="11.49826in" svg:y="6.43403in" svg:width="0.83576in" svg:height="0.39931in" presentation:class="page-number" presentation:placeholder="false">
        <draw:text-box>
          <text:p text:style-name="a255" text:class-names="" text:cond-style-name=""><text:span text:style-name="a253" text:class-names=""><text:page-number style:num-format="1" text:fixed="false"/></text:span><text:span text:style-name="a254" text:class-names=""/></text:p>
        </draw:text-box>
        <svg:title/>
        <svg:desc/>
      </draw:frame>
    </style:master-page>
    <style:master-page style:name="Master1-Layout7-blank-Blank" style:page-layout-name="pageLayout1" draw:style-name="a258">
      <draw:frame draw:id="id51" draw:layer="Master1-bg" draw:style-name="a259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52" draw:style-name="a260" draw:name="Picture 6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3" presentation:style-name="a265" draw:name="Date Placeholder 1" svg:x="8.39757in" svg:y="6.43403in" svg:width="3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54" presentation:style-name="a268" draw:name="Footer Placeholder 2" svg:x="0.99932in" svg:y="6.43403in" svg:width="7.29756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5" presentation:style-name="a272" draw:name="Slide Number Placeholder 3" svg:x="11.49826in" svg:y="6.43403in" svg:width="0.83576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4">
      <draw:frame draw:id="id56" draw:layer="Master1-bg" draw:style-name="a275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57" draw:style-name="a276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8" presentation:style-name="a280" draw:name="Title 1" svg:x="0.99932in" svg:y="0.66667in" svg:width="4.30412in" svg:height="2.21266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59" presentation:style-name="a297" draw:name="Content Placeholder 2" svg:x="5.55344in" svg:y="0.66667in" svg:width="6.78058in" svg:height="5.66667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01" draw:name="Text Placeholder 3" svg:x="0.99932in" svg:y="2.87932in" svg:width="4.30412in" svg:height="3.45401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61" presentation:style-name="a306" draw:name="Date Placeholder 4" svg:x="8.39757in" svg:y="6.43403in" svg:width="3in" svg:height="0.39931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62" presentation:style-name="a309" draw:name="Footer Placeholder 5" svg:x="0.99932in" svg:y="6.43403in" svg:width="7.29756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3" presentation:style-name="a313" draw:name="Slide Number Placeholder 6" svg:x="11.49826in" svg:y="6.43403in" svg:width="0.83576in" svg:height="0.39931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5">
      <draw:frame draw:id="id64" draw:layer="Master1-bg" draw:style-name="a316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65" draw:style-name="a317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66" presentation:style-name="a321" draw:name="Title 1" svg:x="0.99932in" svg:y="0.66667in" svg:width="6.49056in" svg:height="2.21266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67" presentation:style-name="a325" draw:name="Picture Placeholder 2" svg:x="8.11986in" svg:y="0.66667in" svg:width="3.5601in" svg:height="5.66667in" presentation:class="graphic" presentation:placeholder="false">
        <draw:text-box>
          <text:p text:style-name="a324" text:class-names="" text:cond-style-name=""><text:span text:style-name="a322" text:class-names="">Click icon to add picture</text:span><text:span text:style-name="a323" text:class-names=""/></text:p>
        </draw:text-box>
        <svg:title/>
        <svg:desc/>
      </draw:frame>
      <draw:frame draw:id="id68" presentation:style-name="a329" draw:name="Text Placeholder 3" svg:x="0.99934in" svg:y="2.87932in" svg:width="6.49054in" svg:height="3.45401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69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0" text:class-names=""><text:date text:fixed="false" style:data-style-name="a331"/></text:span><text:span text:style-name="a332" text:class-names=""/></text:p>
        </draw:text-box>
        <svg:title/>
        <svg:desc/>
      </draw:frame>
      <draw:frame draw:id="id70" presentation:style-name="a337" draw:name="Footer Placeholder 5" svg:x="0.99932in" svg:y="6.43403in" svg:width="7.29756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71" presentation:style-name="a341" draw:name="Slide Number Placeholder 6" svg:x="11.49826in" svg:y="6.43403in" svg:width="0.83576in" svg:height="0.39931in" presentation:class="page-number" presentation:placeholder="false">
        <draw:text-box>
          <text:p text:style-name="a340" text:class-names="" text:cond-style-name=""><text:span text:style-name="a338" text:class-names=""><text:page-number style:num-format="1" text:fixed="false"/></text:span><text:span text:style-name="a339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43">
      <draw:frame draw:id="id72" draw:layer="Master1-bg" draw:style-name="a344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73" draw:style-name="a345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74" presentation:style-name="a349" draw:name="Title 1" svg:x="0.99934in" svg:y="4.69092in" svg:width="11.33468in" svg:height="0.88759in" presentation:class="title" presentation:placeholder="false">
        <draw:text-box>
          <text:p text:style-name="a348" text:class-names="" text:cond-style-name=""><text:span text:style-name="a346" text:class-names="">Click to edit Master title style</text:span><text:span text:style-name="a347" text:class-names=""/></text:p>
        </draw:text-box>
        <svg:title/>
        <svg:desc/>
      </draw:frame>
      <draw:frame draw:id="id75" presentation:style-name="a353" draw:name="Picture Placeholder 2" svg:x="1.29565in" svg:y="0.76363in" svg:width="10.74205in" svg:height="3.51502in" presentation:class="graphic" presentation:placeholder="false">
        <draw:text-box>
          <text:p text:style-name="a352" text:class-names="" text:cond-style-name=""><text:span text:style-name="a350" text:class-names="">Click icon to add picture</text:span><text:span text:style-name="a351" text:class-names=""/></text:p>
        </draw:text-box>
        <svg:title/>
        <svg:desc/>
      </draw:frame>
      <draw:frame draw:id="id76" presentation:style-name="a357" draw:name="Text Placeholder 3" svg:x="0.99932in" svg:y="5.58697in" svg:width="11.3347in" svg:height="0.74636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77" presentation:style-name="a362" draw:name="Date Placeholder 4" svg:x="8.39757in" svg:y="6.43403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/></text:span><text:span text:style-name="a360" text:class-names=""/></text:p>
        </draw:text-box>
        <svg:title/>
        <svg:desc/>
      </draw:frame>
      <draw:frame draw:id="id78" presentation:style-name="a365" draw:name="Footer Placeholder 5" svg:x="0.99932in" svg:y="6.43403in" svg:width="7.29756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79" presentation:style-name="a369" draw:name="Slide Number Placeholder 6" svg:x="11.49826in" svg:y="6.43403in" svg:width="0.83576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</style:master-page>
    <style:master-page style:name="Master1-Layout11-cust-Title-and-Caption" style:page-layout-name="pageLayout1" draw:style-name="a371">
      <draw:frame draw:id="id80" draw:layer="Master1-bg" draw:style-name="a37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81" draw:style-name="a373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82" presentation:style-name="a377" draw:name="Title 1" svg:x="0.99932in" svg:y="0.66667in" svg:width="11.3347in" svg:height="3.74808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83" presentation:style-name="a381" draw:name="Text Placeholder 3" svg:x="0.99932in" svg:y="4.59845in" svg:width="11.3347in" svg:height="1.73489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</draw:text-box>
        <svg:title/>
        <svg:desc/>
      </draw:frame>
      <draw:frame draw:id="id84" presentation:style-name="a386" draw:name="Date Placeholder 4" svg:x="8.39757in" svg:y="6.43403in" svg:width="3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/></text:span><text:span text:style-name="a384" text:class-names=""/></text:p>
        </draw:text-box>
        <svg:title/>
        <svg:desc/>
      </draw:frame>
      <draw:frame draw:id="id85" presentation:style-name="a389" draw:name="Footer Placeholder 5" svg:x="0.99932in" svg:y="6.43403in" svg:width="7.29756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86" presentation:style-name="a393" draw:name="Slide Number Placeholder 6" svg:x="11.49826in" svg:y="6.43403in" svg:width="0.83576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/></text:span><text:span text:style-name="a391" text:class-names=""/></text:p>
        </draw:text-box>
        <svg:title/>
        <svg:desc/>
      </draw:frame>
    </style:master-page>
    <style:master-page style:name="Master1-Layout12-cust-Quote-with-Caption" style:page-layout-name="pageLayout1" draw:style-name="a395">
      <draw:frame draw:id="id87" draw:layer="Master1-bg" draw:style-name="a396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88" draw:style-name="a397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89" presentation:style-name="a401" draw:name="Title 1" svg:x="1.5816in" svg:y="0.66667in" svg:width="10.17361in" svg:height="3.27308in" presentation:class="title" presentation:placeholder="false">
        <draw:text-box>
          <text:p text:style-name="a400" text:class-names="" text:cond-style-name=""><text:span text:style-name="a398" text:class-names="">Click to edit Master title style</text:span><text:span text:style-name="a399" text:class-names=""/></text:p>
        </draw:text-box>
        <svg:title/>
        <svg:desc/>
      </draw:frame>
      <draw:frame draw:id="id90" presentation:style-name="a405" draw:name="Text Placeholder 3" svg:x="1.88172in" svg:y="3.94798in" svg:width="9.57163in" svg:height="0.65047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1" presentation:style-name="a409" draw:name="Text Placeholder 3" svg:x="0.99932in" svg:y="4.78215in" svg:width="11.3347in" svg:height="1.55408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</draw:text-box>
        <svg:title/>
        <svg:desc/>
      </draw:frame>
      <draw:frame draw:id="id92" presentation:style-name="a414" draw:name="Date Placeholder 4" svg:x="8.39757in" svg:y="6.43403in" svg:width="3in" svg:height="0.39931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</draw:text-box>
        <svg:title/>
        <svg:desc/>
      </draw:frame>
      <draw:frame draw:id="id93" presentation:style-name="a417" draw:name="Footer Placeholder 5" svg:x="0.99932in" svg:y="6.43403in" svg:width="7.29756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94" presentation:style-name="a421" draw:name="Slide Number Placeholder 6" svg:x="11.49826in" svg:y="6.43403in" svg:width="0.83576in" svg:height="0.39931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/></text:span><text:span text:style-name="a419" text:class-names=""/></text:p>
        </draw:text-box>
        <svg:title/>
        <svg:desc/>
      </draw:frame>
      <draw:frame draw:id="id95" draw:style-name="a424" draw:name="TextBox 12" svg:x="1.09524in" svg:y="0.82477in" svg:width="0.66667in" svg:height="0.63952in">
        <draw:text-box>
          <text:p text:style-name="a423" text:class-names="" text:cond-style-name=""><text:span text:style-name="a422" text:class-names="">“</text:span></text:p>
        </draw:text-box>
        <svg:title/>
        <svg:desc/>
      </draw:frame>
      <draw:frame draw:id="id96" draw:style-name="a427" draw:name="TextBox 13" svg:x="11.54589in" svg:y="3.27382in" svg:width="0.66667in" svg:height="0.63952in">
        <draw:text-box>
          <text:p text:style-name="a426" text:class-names="" text:cond-style-name=""><text:span text:style-name="a42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29">
      <draw:frame draw:id="id97" draw:layer="Master1-bg" draw:style-name="a430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98" draw:style-name="a431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99" presentation:style-name="a435" draw:name="Title 1" svg:x="0.99932in" svg:y="2.33893in" svg:width="11.3347in" svg:height="2.74698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100" presentation:style-name="a439" draw:name="Text Placeholder 3" svg:x="0.99932in" svg:y="5.09879in" svg:width="11.3347in" svg:height="1.24742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title/>
        <svg:desc/>
      </draw:frame>
      <draw:frame draw:id="id101" presentation:style-name="a444" draw:name="Date Placeholder 4" svg:x="8.39757in" svg:y="6.43403in" svg:width="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/></text:span><text:span text:style-name="a442" text:class-names=""/></text:p>
        </draw:text-box>
        <svg:title/>
        <svg:desc/>
      </draw:frame>
      <draw:frame draw:id="id102" presentation:style-name="a447" draw:name="Footer Placeholder 5" svg:x="0.99932in" svg:y="6.43403in" svg:width="7.29756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03" presentation:style-name="a451" draw:name="Slide Number Placeholder 6" svg:x="11.49826in" svg:y="6.43403in" svg:width="0.83576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</style:master-page>
    <style:master-page style:name="Master1-Layout14-cust-3-Column" style:page-layout-name="pageLayout1" draw:style-name="a453">
      <draw:frame draw:id="id104" draw:layer="Master1-bg" draw:style-name="a454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05" draw:style-name="a455" draw:name="Picture 1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06" presentation:style-name="a459" draw:name="Title 1" svg:x="0.99932in" svg:y="0.66667in" svg:width="11.3347in" svg:height="1.75535in" presentation:class="title" presentation:placeholder="false">
        <draw:text-box>
          <text:p text:style-name="a458" text:class-names="" text:cond-style-name=""><text:span text:style-name="a456" text:class-names="">Click to edit Master title style</text:span><text:span text:style-name="a457" text:class-names=""/></text:p>
        </draw:text-box>
        <svg:title/>
        <svg:desc/>
      </draw:frame>
      <draw:frame draw:id="id107" presentation:style-name="a463" draw:name="Text Placeholder 2" svg:x="0.99932in" svg:y="2.58868in" svg:width="3.6078in" svg:height="0.63021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</draw:text-box>
        <svg:title/>
        <svg:desc/>
      </draw:frame>
      <draw:frame draw:id="id108" presentation:style-name="a467" draw:name="Text Placeholder 3" svg:x="0.99932in" svg:y="3.21889in" svg:width="3.6078in" svg:height="3.11444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</draw:text-box>
        <svg:title/>
        <svg:desc/>
      </draw:frame>
      <draw:frame draw:id="id109" presentation:style-name="a471" draw:name="Text Placeholder 4" svg:x="4.86919in" svg:y="2.58868in" svg:width="3.59965in" svg:height="0.630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</draw:text-box>
        <svg:title/>
        <svg:desc/>
      </draw:frame>
      <draw:frame draw:id="id110" presentation:style-name="a475" draw:name="Text Placeholder 3" svg:x="4.85712in" svg:y="3.21889in" svg:width="3.61259in" svg:height="3.1144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11" presentation:style-name="a479" draw:name="Text Placeholder 4" svg:x="8.7197in" svg:y="2.58868in" svg:width="3.61431in" svg:height="0.63021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ck to edit Master text styles</text:span></text:p>
            </text:list-item>
          </text:list>
        </draw:text-box>
        <svg:title/>
        <svg:desc/>
      </draw:frame>
      <draw:frame draw:id="id112" presentation:style-name="a483" draw:name="Text Placeholder 3" svg:x="8.7197in" svg:y="3.21889in" svg:width="3.61431in" svg:height="3.1144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113" presentation:style-name="a488" draw:name="Date Placeholder 2" svg:x="8.39757in" svg:y="6.43403in" svg:width="3in" svg:height="0.39931in" presentation:class="date-time" presentation:placeholder="false">
        <draw:text-box>
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</draw:text-box>
        <svg:title/>
        <svg:desc/>
      </draw:frame>
      <draw:frame draw:id="id114" presentation:style-name="a491" draw:name="Footer Placeholder 3" svg:x="0.99932in" svg:y="6.43403in" svg:width="7.29756in" svg:height="0.3993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15" presentation:style-name="a495" draw:name="Slide Number Placeholder 4" svg:x="11.49826in" svg:y="6.43403in" svg:width="0.83576in" svg:height="0.39931in" presentation:class="page-number" presentation:placeholder="false">
        <draw:text-box>
          <text:p text:style-name="a494" text:class-names="" text:cond-style-name=""><text:span text:style-name="a492" text:class-names=""><text:page-number style:num-format="1" text:fixed="false"/></text:span><text:span text:style-name="a493" text:class-names=""/></text:p>
        </draw:text-box>
        <svg:title/>
        <svg:desc/>
      </draw:frame>
    </style:master-page>
    <style:master-page style:name="Master1-Layout15-cust-3-Picture-Column" style:page-layout-name="pageLayout1" draw:style-name="a497">
      <draw:frame draw:id="id116" draw:layer="Master1-bg" draw:style-name="a498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17" draw:style-name="a499" draw:name="Picture 15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18" presentation:style-name="a503" draw:name="Title 1" svg:x="0.99932in" svg:y="0.66795in" svg:width="11.3347in" svg:height="1.75407in" presentation:class="title" presentation:placeholder="false">
        <draw:text-box>
          <text:p text:style-name="a502" text:class-names="" text:cond-style-name=""><text:span text:style-name="a500" text:class-names="">Click to edit Master title style</text:span><text:span text:style-name="a501" text:class-names=""/></text:p>
        </draw:text-box>
        <svg:title/>
        <svg:desc/>
      </draw:frame>
      <draw:frame draw:id="id119" presentation:style-name="a507" draw:name="Text Placeholder 2" svg:x="0.99932in" svg:y="4.59845in" svg:width="3.605in" svg:height="0.6302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120" presentation:style-name="a511" draw:name="Picture Placeholder 2" svg:x="0.99932in" svg:y="2.58868in" svg:width="3.605in" svg:height="1.66667in" presentation:class="graphic" presentation:placeholder="false">
        <draw:text-box>
          <text:p text:style-name="a510" text:class-names="" text:cond-style-name=""><text:span text:style-name="a508" text:class-names="">Click icon to add picture</text:span><text:span text:style-name="a509" text:class-names=""/></text:p>
        </draw:text-box>
        <svg:title/>
        <svg:desc/>
      </draw:frame>
      <draw:frame draw:id="id121" presentation:style-name="a515" draw:name="Text Placeholder 3" svg:x="0.99932in" svg:y="5.22865in" svg:width="3.605in" svg:height="1.10468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122" presentation:style-name="a519" draw:name="Text Placeholder 4" svg:x="4.85866in" svg:y="4.59845in" svg:width="3.61092in" svg:height="0.630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ck to edit Master text styles</text:span></text:p>
            </text:list-item>
          </text:list>
        </draw:text-box>
        <svg:title/>
        <svg:desc/>
      </draw:frame>
      <draw:frame draw:id="id123" presentation:style-name="a523" draw:name="Picture Placeholder 2" svg:x="4.85712in" svg:y="2.58868in" svg:width="3.61259in" svg:height="1.66667in" presentation:class="graphic" presentation:placeholder="false">
        <draw:text-box>
          <text:p text:style-name="a522" text:class-names="" text:cond-style-name=""><text:span text:style-name="a520" text:class-names="">Click icon to add picture</text:span><text:span text:style-name="a521" text:class-names=""/></text:p>
        </draw:text-box>
        <svg:title/>
        <svg:desc/>
      </draw:frame>
      <draw:frame draw:id="id124" presentation:style-name="a527" draw:name="Text Placeholder 3" svg:x="4.85712in" svg:y="5.22865in" svg:width="3.61259in" svg:height="1.10468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</draw:text-box>
        <svg:title/>
        <svg:desc/>
      </draw:frame>
      <draw:frame draw:id="id125" presentation:style-name="a531" draw:name="Text Placeholder 4" svg:x="8.7197in" svg:y="4.59845in" svg:width="3.60967in" svg:height="0.63021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126" presentation:style-name="a535" draw:name="Picture Placeholder 2" svg:x="8.7197in" svg:y="2.58868in" svg:width="3.61431in" svg:height="1.66667in" presentation:class="graphic" presentation:placeholder="false">
        <draw:text-box>
          <text:p text:style-name="a534" text:class-names="" text:cond-style-name=""><text:span text:style-name="a532" text:class-names="">Click icon to add picture</text:span><text:span text:style-name="a533" text:class-names=""/></text:p>
        </draw:text-box>
        <svg:title/>
        <svg:desc/>
      </draw:frame>
      <draw:frame draw:id="id127" presentation:style-name="a539" draw:name="Text Placeholder 3" svg:x="8.71957in" svg:y="5.22865in" svg:width="3.61445in" svg:height="1.10468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28" presentation:style-name="a544" draw:name="Date Placeholder 2" svg:x="8.39757in" svg:y="6.43403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129" presentation:style-name="a547" draw:name="Footer Placeholder 3" svg:x="0.99932in" svg:y="6.43403in" svg:width="7.29756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30" presentation:style-name="a551" draw:name="Slide Number Placeholder 4" svg:x="11.49826in" svg:y="6.43403in" svg:width="0.83576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53">
      <draw:frame draw:id="id131" draw:layer="Master1-bg" draw:style-name="a554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32" draw:style-name="a555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33" presentation:style-name="a559" draw:name="Title 1" svg:x="0.99932in" svg:y="0.67642in" svg:width="11.3347in" svg:height="1.7456in" presentation:class="title" presentation:placeholder="false">
        <draw:text-box>
          <text:p text:style-name="a558" text:class-names="" text:cond-style-name=""><text:span text:style-name="a556" text:class-names="">Click to edit Master title style</text:span><text:span text:style-name="a557" text:class-names=""/></text:p>
        </draw:text-box>
        <svg:title/>
        <svg:desc/>
      </draw:frame>
      <draw:frame draw:id="id134" presentation:style-name="a576" draw:name="Vertical Text Placeholder 2" svg:x="0.99932in" svg:y="2.58868in" svg:width="11.3347in" svg:height="3.74465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p text:style-name="a570" text:class-names="" text:cond-style-name=""><text:span text:style-name="a5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list text:style-name="a575">
                            <text:list-item>
                              <text:p text:style-name="a574" text:class-names="" text:cond-style-name=""><text:span text:style-name="a572" text:class-names="">Fifth level</text:span><text:span text:style-name="a5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81" draw:name="Date Placeholder 3" svg:x="8.39757in" svg:y="6.43403in" svg:width="3in" svg:height="0.39931in" presentation:class="date-time" presentation:placeholder="false">
        <draw:text-box>
          <text:p text:style-name="a580" text:class-names="" text:cond-style-name=""><text:span text:style-name="a577" text:class-names=""><text:date text:fixed="false" style:data-style-name="a578"/></text:span><text:span text:style-name="a579" text:class-names=""/></text:p>
        </draw:text-box>
        <svg:title/>
        <svg:desc/>
      </draw:frame>
      <draw:frame draw:id="id136" presentation:style-name="a584" draw:name="Footer Placeholder 4" svg:x="0.99932in" svg:y="6.43403in" svg:width="7.29756in" svg:height="0.39931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37" presentation:style-name="a588" draw:name="Slide Number Placeholder 5" svg:x="11.49826in" svg:y="6.43403in" svg:width="0.83576in" svg:height="0.39931in" presentation:class="page-number" presentation:placeholder="false">
        <draw:text-box>
          <text:p text:style-name="a587" text:class-names="" text:cond-style-name=""><text:span text:style-name="a585" text:class-names=""><text:page-number style:num-format="1" text:fixed="false"/></text:span><text:span text:style-name="a586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90">
      <draw:frame draw:id="id138" draw:layer="Master1-bg" draw:style-name="a591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39" draw:style-name="a592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40" presentation:style-name="a596" draw:name="Vertical Title 1" svg:x="9.54167in" svg:y="0.66667in" svg:width="2.79235in" svg:height="5.66667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141" presentation:style-name="a613" draw:name="Vertical Text Placeholder 2" svg:x="0.99932in" svg:y="0.66667in" svg:width="8.37568in" svg:height="5.66667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618" draw:name="Date Placeholder 3" svg:x="8.39757in" svg:y="6.43403in" svg:width="3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/></text:span><text:span text:style-name="a616" text:class-names=""/></text:p>
        </draw:text-box>
        <svg:title/>
        <svg:desc/>
      </draw:frame>
      <draw:frame draw:id="id143" presentation:style-name="a621" draw:name="Footer Placeholder 4" svg:x="0.99932in" svg:y="6.43403in" svg:width="7.29756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144" presentation:style-name="a625" draw:name="Slide Number Placeholder 5" svg:x="11.49826in" svg:y="6.43403in" svg:width="0.83576in" svg:height="0.3993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iver dart investigation</dc:title>
    <meta:initial-creator>Nicola.HOWARD</meta:initial-creator>
    <dc:creator>Nicola.HOWARD</dc:creator>
    <meta:creation-date>2022-03-29T08:36:56Z</meta:creation-date>
    <dc:date>2022-03-29T09:20:55Z</dc:date>
    <meta:template xlink:href="%7b4EA9C3A4-707E-5640-B597-8BD5CD5C1EDA%7dtf10001073_mac" xlink:type="simple"/>
    <meta:editing-cycles>2</meta:editing-cycles>
    <meta:editing-duration>PT2638S</meta:editing-duration>
    <meta:document-statistic meta:paragraph-count="21" meta:word-count="99"/>
  </office:meta>
</office:document-meta>
</file>